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7" table:formula="of:=[.D1]+1" office:value-type="float" office:value="29" calcext:value-type="float">
            <text:p>29</text:p>
          </table:table-cell>
          <table:table-cell table:style-name="ce7" table:formula="of:=[.E1]+1" office:value-type="float" office:value="30" calcext:value-type="float">
            <text:p>30</text:p>
          </table:table-cell>
          <table:table-cell table:style-name="ce9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6"/>
          <table:table-cell table:style-name="ce11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3"/>
          <table:table-cell table:style-name="ce3" table:number-columns-repeated="11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6"/>
          <table:table-cell table:style-name="ce11" table:number-columns-repeated="5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8"/>
          <table:table-cell table:style-name="ce3" table:number-columns-repeated="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3" table:number-columns-repeated="9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0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3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 table:number-columns-repeated="2"/>
          <table:table-cell table:style-name="ce10" table:number-columns-repeated="2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0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3:01:28.92412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27T13:12:36.243640000</dc:date>
    <meta:editing-duration>PT6H27M37S</meta:editing-duration>
    <meta:editing-cycles>57</meta:editing-cycles>
    <meta:generator>LibreOffice/5.0.3.2$MacOSX_X86_64 LibreOffice_project/e5f16313668ac592c1bfb310f4390624e3dbfb75</meta:generator>
    <meta:document-statistic meta:table-count="1" meta:cell-count="68" meta:object-count="0"/>
  </office:meta>
</office:document-meta>
</file>